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start" style:justify-single-word="false"/>
      <style:text-properties fo:font-size="12pt" fo:font-weight="normal" officeooo:rsid="0020e570" officeooo:paragraph-rsid="0020e570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line-height="200%" fo:text-align="start" style:justify-single-word="false"/>
      <style:text-properties fo:font-size="12pt" fo:font-weight="normal" officeooo:rsid="002183e2" officeooo:paragraph-rsid="002183e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200%" fo:text-align="start" style:justify-single-word="false"/>
      <style:text-properties fo:font-size="12pt" fo:font-weight="bold" officeooo:rsid="00229103" officeooo:paragraph-rsid="00229103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200%" fo:text-align="start" style:justify-single-word="false"/>
      <style:text-properties fo:font-size="12pt" fo:font-weight="bold" officeooo:rsid="00234349" officeooo:paragraph-rsid="0023434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200%" fo:text-align="start" style:justify-single-word="false"/>
      <style:text-properties fo:font-size="12pt" fo:font-weight="bold" officeooo:rsid="00246947" officeooo:paragraph-rsid="0024694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fo:font-size="24pt" fo:font-weight="bold" officeooo:rsid="0020e570" officeooo:paragraph-rsid="0020e570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549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isplay</text:p>
      <text:p text:style-name="P1">The upper display board contains eight IN-14 nixie tubes, as well as three HV5622 driver chips. A ribbon cable provides +170VDC, +12VDC (?), GND, DAT, CLK, LAT, and BLANK connections, along with four contacts for the four pushbuttons mounted at the top of the case.</text:p>
      <text:p text:style-name="P1"/>
      <text:p text:style-name="P2">The original schematic (titor’s) this board is based on seems to contain an error, as the HV5622 chips’ recommended logic voltage is between 10.8V and 13.2V. The schematic shows a logic supply voltage of +5VDC, and a connection directly to the 5V powered microcontroller.</text:p>
      <text:p text:style-name="P2"/>
      <text:p text:style-name="P3">TODO: Double check all this in the morning and send Titor/Waicool an email about this.</text:p>
      <text:p text:style-name="P3"><text:span text:style-name="T1"/></text:p>
      <text:p text:style-name="P4"><text:span text:style-name="T1">This version of the HV5622 signals will have a single direction 3.3V → 12V level converter, with a 3904 connected to the raspi via a 10k current limiting resistor, and a 10k pull-up resistor. On the other end, a 4.7k holds the data lines high, with the raspi pulling them to ground by sinking the signal transistor’s pullup.</text:span></text:p>
      <text:p text:style-name="P4"><text:span text:style-name="T1"/></text:p>
      <text:p text:style-name="P5"><text:span text:style-name="T1">Dimming will be accomplished through software PWM on the blanking p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6T02:55:18.406197638</meta:creation-date>
    <meta:generator>LibreOffice/5.1.5.2$Linux_X86_64 LibreOffice_project/10m0$Build-2</meta:generator>
    <dc:date>2016-08-08T04:49:33.477842134</dc:date>
    <meta:editing-duration>PT38M35S</meta:editing-duration>
    <meta:editing-cycles>41</meta:editing-cycles>
    <meta:document-statistic meta:table-count="0" meta:image-count="0" meta:object-count="0" meta:page-count="1" meta:paragraph-count="6" meta:word-count="174" meta:character-count="1023" meta:non-whitespace-character-count="855"/>
  </office:meta>
</office:document-meta>
</file>